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d25" officeooo:paragraph-rsid="00169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0:39:14.027712982</meta:creation-date>
    <dc:date>2022-04-04T10:39:21.295841834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